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Evento">
      <style:graphic-properties draw:textarea-horizontal-align="center" draw:textarea-vertical-align="middle"/>
    </style:style>
    <style:style style:name="gr2" style:family="graphic" style:parent-style-name="Evento">
      <style:graphic-properties draw:textarea-horizontal-align="center" draw:textarea-vertical-align="middle"/>
    </style:style>
    <style:style style:name="gr3" style:family="graphic" style:parent-style-name="Control">
      <style:graphic-properties draw:auto-grow-height="false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fo:color="#ff33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3333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xml:id="id2" draw:id="id2" draw:layer="layout" svg:width="3cm" svg:height="0.5cm" svg:x="6.9cm" svg:y="2.75cm">
          <text:p text:style-name="P1">WRITE_DATA</text:p>
        </draw:rect>
        <draw:connector draw:style-name="Conector" draw:layer="layout" svg:x1="8.4cm" svg:y1="1.75cm" svg:x2="8.4cm" svg:y2="2.75cm" draw:start-shape="id1" draw:start-glue-point="2" draw:end-shape="id2" draw:end-glue-point="0" svg:d="M8400 1750v1000" svg:viewBox="0 0 1 1001">
          <text:p>in={mod, target, addr, state}</text:p>
          <text:p>out={err}</text:p>
        </draw:connector>
        <draw:rect draw:style-name="gr1" draw:text-style-name="P1" xml:id="id3" draw:id="id3" draw:layer="layout" svg:width="3cm" svg:height="0.5cm" svg:x="6.9cm" svg:y="4cm">
          <text:p text:style-name="P1">WRITE_DATA_RECEIVE</text:p>
        </draw:rect>
        <draw:connector draw:style-name="Conector" draw:layer="layout" svg:x1="8.4cm" svg:y1="3.25cm" svg:x2="8.4cm" svg:y2="4cm" draw:start-shape="id2" draw:start-glue-point="2" draw:end-shape="id3" draw:end-glue-point="0" svg:d="M8400 3250v750" svg:viewBox="0 0 1 751">
          <text:p>- ret.err=0</text:p>
          <text:p>- send data to target</text:p>
        </draw:connector>
        <draw:connector draw:style-name="Conector" draw:layer="layout" svg:x1="8.4cm" svg:y1="4.5cm" svg:x2="8.4cm" svg:y2="5.75cm" draw:start-shape="id3" draw:start-glue-point="2" draw:end-shape="id4" draw:end-glue-point="0" svg:d="M8400 4500v1250" svg:viewBox="0 0 1 1251">
          <text:p>- lock = blocking (since no deadlock would occur)</text:p>
          <text:p><text:span text:style-name="T1">- call FIND_AND_LOCK(target, addr, lock) →</text:span></text:p>
          <text:p><text:span text:style-name="T1"><text:tab/></text:span><text:span text:style-name="T1">{err, set, way, state, tag, </text:span><text:span text:style-name="T2">valid</text:span><text:span text:style-name="T1">}</text:span></text:p>
        </draw:connector>
        <draw:rect draw:style-name="gr1" draw:text-style-name="P1" xml:id="id4" draw:id="id4" draw:layer="layout" svg:width="3cm" svg:height="0.5cm" svg:x="6.9cm" svg:y="5.75cm">
          <text:p text:style-name="P1">WRITE_DATA_ACTION</text:p>
        </draw:rect>
        <draw:rect draw:style-name="gr1" draw:text-style-name="P1" xml:id="id10" draw:id="id10" draw:layer="layout" svg:width="3.75cm" svg:height="0.5cm" svg:x="6.533cm" svg:y="9.75cm">
          <text:p text:style-name="P1">WRITE_DATA_BLOCK</text:p>
        </draw:rect>
        <draw:connector draw:style-name="Conector" draw:layer="layout" svg:x1="8.4cm" svg:y1="6.25cm" svg:x2="8.4cm" svg:y2="8cm" draw:start-shape="id4" draw:start-glue-point="2" draw:end-shape="id5" draw:end-glue-point="4" svg:d="M8400 6250v1750" svg:viewBox="0 0 1 1751">
          <text:p>- if err → ret.err=1, response=ACK</text:p>
          <text:p><text:tab/>goto WRITE_DATA_REPLY</text:p>
          <text:p>- stack → pending = 1</text:p>
          <text:p>- if mod = main_memory</text:p>
          <text:p><text:tab/>assert(policy != write-through)</text:p>
          <text:p>- target.policy = write-through?</text:p>
        </draw:connector>
        <draw:connector draw:style-name="Conector" draw:layer="layout" svg:x1="14.375cm" svg:y1="9.1cm" svg:x2="10.282cm" svg:y2="12.25cm" draw:start-shape="id6" draw:start-glue-point="8" draw:end-shape="id7" draw:end-glue-point="1" svg:d="M14375 9100v3150h-4093" svg:viewBox="0 0 4094 3151">
          <text:p><text:tab/><text:tab/><text:tab/><text:tab/><text:tab/><text:tab/><text:tab/><text:tab/> - new stack</text:p>
          <text:p><text:tab/><text:tab/><text:tab/><text:tab/><text:tab/><text:tab/><text:tab/><text:tab/> - get target_low_mod</text:p>
          <text:p><text:tab/><text:tab/><text:tab/><text:tab/><text:tab/><text:tab/><text:tab/><text:tab/> - call WRITE_DATA</text:p>
          <text:p><text:tab/><text:tab/><text:tab/><text:tab/><text:tab/><text:tab/><text:tab/><text:tab/><text:tab/>(target, target_low_mod, tag)</text:p>
          <text:p><text:tab/><text:tab/><text:tab/><text:tab/><text:tab/><text:tab/><text:tab/> <text:tab/> <text:tab/>→ {err}</text:p>
          <text:p><text:tab/><text:tab/><text:tab/><text:tab/><text:tab/><text:tab/><text:tab/><text:tab/> - stack → pending++</text:p>
        </draw:connector>
        <draw:rect draw:style-name="gr1" draw:text-style-name="P1" xml:id="id9" draw:id="id9" draw:layer="layout" svg:width="4.5cm" svg:height="0.5cm" svg:x="6.153cm" svg:y="15.2cm">
          <text:p text:style-name="P1">WRITE_REQUEST_FINISH</text:p>
        </draw:rect>
        <draw:rect draw:style-name="gr2" draw:text-style-name="P1" draw:layer="layout" svg:width="4.5cm" svg:height="0.25cm" svg:x="6.151cm" svg:y="15.75cm">
          <text:p/>
        </draw:rect>
        <draw:connector draw:style-name="Conector" draw:layer="layout" svg:x1="8.407cm" svg:y1="14.5cm" svg:x2="8.403cm" svg:y2="15.2cm" draw:start-shape="id8" draw:start-glue-point="2" draw:end-shape="id9" draw:end-glue-point="0" svg:d="M8407 14500v350h-4v350" svg:viewBox="0 0 5 701">
          <text:p>-send response to mod</text:p>
        </draw:connector>
        <draw:connector draw:style-name="Conector" draw:layer="layout" svg:x1="8.403cm" svg:y1="15.7cm" svg:x2="8.401cm" svg:y2="16.15cm" draw:start-shape="id9" draw:start-glue-point="2" svg:d="M8403 15700v500h-2v-50" svg:viewBox="0 0 3 501">
          <text:p>ret</text:p>
        </draw:connector>
        <draw:rect draw:style-name="gr2" draw:text-style-name="P1" xml:id="id1" draw:id="id1" draw:layer="layout" svg:width="3cm" svg:height="0.5cm" svg:x="6.9cm" svg:y="1.25cm">
          <text:p/>
        </draw:rect>
        <draw:custom-shape draw:style-name="gr3" xml:id="id5" draw:id="id5" draw:layer="layout" svg:width="0.5cm" svg:height="0.5cm" svg:x="8.15cm" svg:y="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Conector" draw:text-style-name="P2" draw:layer="layout" svg:x1="8.4cm" svg:y1="8.5cm" svg:x2="8.408cm" svg:y2="9.75cm" draw:start-shape="id5" draw:start-glue-point="6" draw:end-shape="id10" draw:end-glue-point="0" svg:d="M8400 8500v632h8v618" svg:viewBox="0 0 9 1251">
          <text:p text:style-name="P2"><text:span text:style-name="T3">No</text:span></text:p>
          <text:p text:style-name="P2"><text:span text:style-name="T4">assert(</text:span><text:span text:style-name="T5">valid</text:span><text:span text:style-name="T4">)</text:span></text:p>
          <text:p text:style-name="P2"><text:span text:style-name="T3"/></text:p>
        </draw:connector>
        <draw:connector draw:style-name="Conector" draw:text-style-name="P2" draw:layer="layout" svg:x1="8.65cm" svg:y1="8.25cm" svg:x2="14.375cm" svg:y2="8.85cm" draw:start-shape="id5" draw:start-glue-point="7" draw:end-shape="id6" draw:end-glue-point="4" svg:d="M8650 8250h5725v600" svg:viewBox="0 0 5726 601">
          <text:p text:style-name="P2"><text:s/><text:tab/><text:tab/><text:tab/><text:tab/><text:tab/><text:tab/><text:tab/><text:tab/><text:tab/><text:tab/><text:tab/> <text:s text:c="3"/>Yes</text:p>
        </draw:connector>
        <draw:custom-shape draw:style-name="gr4" draw:text-style-name="P1" xml:id="id6" draw:id="id6" draw:layer="layout" svg:width="0.25cm" svg:height="0.25cm" svg:x="14.25cm" svg:y="8.8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Conector" draw:text-style-name="P2" draw:layer="layout" svg:x1="14.25cm" svg:y1="8.975cm" svg:x2="10.283cm" svg:y2="10cm" draw:start-shape="id6" draw:start-glue-point="6" draw:end-shape="id10" svg:d="M14250 8975h-1990v1025h-1977" svg:viewBox="0 0 3968 1026">
          <text:p text:style-name="P2"/>
        </draw:connector>
        <draw:connector draw:style-name="Conector" draw:text-style-name="P2" draw:layer="layout" svg:x1="8.408cm" svg:y1="10.25cm" svg:x2="8.407cm" svg:y2="12cm" draw:start-shape="id10" draw:start-glue-point="2" draw:end-shape="id7" draw:end-glue-point="0" svg:d="M8408 10250v875h-1v875" svg:viewBox="0 0 2 1751">
          <text:p text:style-name="P2"><text:span text:style-name="T4"><text:s/></text:span><text:span text:style-name="T4">if(</text:span><text:span text:style-name="T5">valid</text:span><text:span text:style-name="T4">)</text:span></text:p>
          <text:p text:style-name="P2"><text:span text:style-name="T4"><text:tab/></text:span><text:span text:style-name="T4">- cache_set_block (N)</text:span></text:p>
          <text:p text:style-name="P2"><text:span text:style-name="T4"><text:tab/></text:span><text:span text:style-name="T4">- unlock directory</text:span></text:p>
          <text:p text:style-name="P2"><text:span text:style-name="T4"><text:tab/></text:span><text:span text:style-name="T4">- add latency</text:span></text:p>
          <text:p text:style-name="P2"><text:span text:style-name="T3"/></text:p>
        </draw:connector>
        <draw:rect draw:style-name="gr1" draw:text-style-name="P1" xml:id="id7" draw:id="id7" draw:layer="layout" svg:width="3.75cm" svg:height="0.5cm" svg:x="6.532cm" svg:y="12cm">
          <text:p text:style-name="P1">WRITE_DATA_DONE</text:p>
        </draw:rect>
        <draw:connector draw:style-name="Conector" draw:text-style-name="P2" draw:layer="layout" svg:x1="8.407cm" svg:y1="12.5cm" svg:x2="8.407cm" svg:y2="14cm" draw:start-shape="id7" draw:start-glue-point="2" draw:end-shape="id8" draw:end-glue-point="0" svg:d="M8407 12500v1500" svg:viewBox="0 0 1 1501">
          <text:p text:style-name="P2"><text:span text:style-name="T4">- dec pending; ignore while &gt; 0</text:span></text:p>
          <text:p text:style-name="P2"><text:span text:style-name="T4">if (err)</text:span></text:p>
          <text:p text:style-name="P2"><text:span text:style-name="T4"><text:tab/></text:span><text:span text:style-name="T4">- ret.err = 1</text:span></text:p>
          <text:p text:style-name="P2"><text:span text:style-name="T4"><text:tab/></text:span><text:span text:style-name="T4">- response = ACK</text:span></text:p>
          <text:p text:style-name="P2"><text:span text:style-name="T3"/></text:p>
        </draw:connector>
        <draw:rect draw:style-name="gr1" draw:text-style-name="P1" xml:id="id8" draw:id="id8" draw:layer="layout" svg:width="3.75cm" svg:height="0.5cm" svg:x="6.532cm" svg:y="14cm">
          <text:p text:style-name="P1">WRITE_DATA_REPLY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_20_91" draw:display-name="Hatch 91" draw:style="single" draw:color="#000000" draw:distance="0.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25cm" svg:stroke-color="#000000" draw:marker-start-width="0.33cm" draw:marker-start-center="false" draw:marker-end-width="0.33cm" draw:marker-end-center="false" draw:fill="solid" draw:fill-color="#99ccff" draw:fill-gradient-name="Gradient_20_9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vento" style:family="graphic" style:parent-style-name="standard">
      <style:graphic-properties draw:stroke="none" draw:stroke-dash="Dashed_20__28_var_29__20_1" draw:fill="solid" draw:fill-color="#ffffff" draw:fill-gradient-name="Gradient_20_7" draw:fill-hatch-name="Hatch_20_91" draw:fill-image-name="Bitmape_20_1" draw:fill-image-width="0cm" draw:fill-image-height="0cm"/>
      <style:text-properties style:font-name="Times New Roman1" fo:font-family="'Times New Roman'" style:font-style-name="Normal" style:font-family-generic="roman" style:font-pitch="variable" fo:font-size="10pt"/>
    </style:style>
    <style:style style:name="Conector" style:family="graphic" style:parent-style-name="standard">
      <style:graphic-properties draw:stroke-dash="Dashed_20__28_var_29__20_1" svg:stroke-width="0.025cm" draw:marker-start-width="0.33cm" draw:marker-end="Arrow" draw:marker-end-width="0.127cm" draw:fill-gradient-name="Gradient_20_7" draw:fill-hatch-name="Hatch_20_91" draw:fill-image-name="Bitmape_20_1" draw:fill-image-width="0cm" draw:fill-image-height="0cm" draw:textarea-horizontal-align="left" draw:textarea-vertical-align="middle" draw:fit-to-size="false" draw:fit-to-contour="false" fo:padding-top="0cm" fo:padding-bottom="0cm" fo:padding-left="0cm" fo:padding-right="0cm"/>
      <style:paragraph-properties fo:margin-left="0.1cm" fo:margin-right="0cm" fo:text-align="start" fo:text-indent="0cm">
        <style:tab-stops>
          <style:tab-stop style:position="0cm"/>
          <style:tab-stop style:position="0.5cm"/>
          <style:tab-stop style:position="1cm"/>
          <style:tab-stop style:position="1.5cm"/>
          <style:tab-stop style:position="2cm"/>
          <style:tab-stop style:position="2.5cm"/>
          <style:tab-stop style:position="3cm"/>
          <style:tab-stop style:position="3.5cm"/>
          <style:tab-stop style:position="4cm"/>
          <style:tab-stop style:position="4.5cm"/>
          <style:tab-stop style:position="5cm"/>
          <style:tab-stop style:position="5.5cm"/>
          <style:tab-stop style:position="6cm"/>
          <style:tab-stop style:position="6.5cm"/>
          <style:tab-stop style:position="7cm"/>
          <style:tab-stop style:position="7.5cm"/>
          <style:tab-stop style:position="8cm"/>
        </style:tab-stops>
      </style:paragraph-properties>
      <style:text-properties fo:font-size="7pt"/>
    </style:style>
    <style:style style:name="Control" style:family="graphic" style:parent-style-name="standard">
      <style:graphic-properties draw:stroke-dash="Dashed_20__28_var_29__20_1" draw:fill-color="#e6e6e6" draw:fill-gradient-name="Gradient_20_8" draw:fill-hatch-name="Hatch_20_91" draw:fill-image-name="Bitmape_20_1" draw:fill-image-width="0cm" draw:fill-image-height="0cm"/>
    </style:style>
    <style:style style:name="Conector_20_texto_20_izquierda" style:display-name="Conector texto izquierda" style:family="graphic" style:parent-style-name="Conector">
      <style:graphic-properties draw:textarea-horizontal-align="right" fo:padding-right="0.1cm" draw:measure-align="automatic"/>
    </style:style>
  </office:styles>
  <office:automatic-styles>
    <style:page-layout style:name="PM0">
      <style:page-layout-properties fo:margin-top="1cm" fo:margin-bottom="1cm" fo:margin-left="1cm" fo:margin-right="0.89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3-26T18:11:05.04</meta:creation-date>
    <dc:date>2015-10-23T02:14:37.022841731</dc:date>
    <meta:editing-duration>PT4H33M44S</meta:editing-duration>
    <meta:editing-cycles>33</meta:editing-cycles>
    <meta:generator>LibreOffice/4.2.8.2$Linux_x86 LibreOffice_project/420m0$Build-2</meta:generator>
    <meta:document-statistic meta:object-count="23"/>
    <meta:user-defined meta:name="Información 1"/>
    <meta:user-defined meta:name="Información 2"/>
    <meta:user-defined meta:name="Información 3"/>
    <meta:user-defined meta:name="Información 4"/>
  </office:meta>
</office:document-meta>
</file>